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oo" table:style-name="ta1">
        <table:shapes>
          <draw:frame draw:z-index="0" draw:style-name="gr1" draw:text-style-name="P1" svg:width="325.49mm" svg:height="147.95mm" svg:x="-0.02mm" svg:y="31.87mm">
            <draw:object draw:notify-on-update-of-ranges="ooo.A2:ooo.Q2 ooo.A3:ooo.Q3 ooo.A5:ooo.Q5 ooo.A4:ooo.Q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Sheet2.A3]/1000000" office:value-type="float" office:value="0.43296403" calcext:value-type="float">
            <text:p>0,43296403</text:p>
          </table:table-cell>
          <table:table-cell table:formula="of:=[$Sheet2.B3]/1000000" office:value-type="float" office:value="0.33973167" calcext:value-type="float">
            <text:p>0,33973167</text:p>
          </table:table-cell>
          <table:table-cell table:formula="of:=[$Sheet2.C3]/1000000" office:value-type="float" office:value="0.33146402" calcext:value-type="float">
            <text:p>0,33146402</text:p>
          </table:table-cell>
          <table:table-cell table:formula="of:=[$Sheet2.D3]/1000000" office:value-type="float" office:value="0.3073608" calcext:value-type="float">
            <text:p>0,3073608</text:p>
          </table:table-cell>
          <table:table-cell table:formula="of:=[$Sheet2.E3]/1000000" office:value-type="float" office:value="0.33087853" calcext:value-type="float">
            <text:p>0,33087853</text:p>
          </table:table-cell>
          <table:table-cell table:formula="of:=[$Sheet2.F3]/1000000" office:value-type="float" office:value="0.30207499" calcext:value-type="float">
            <text:p>0,30207499</text:p>
          </table:table-cell>
          <table:table-cell table:formula="of:=[$Sheet2.G3]/1000000" office:value-type="float" office:value="0.31051684" calcext:value-type="float">
            <text:p>0,31051684</text:p>
          </table:table-cell>
          <table:table-cell table:formula="of:=[$Sheet2.H3]/1000000" office:value-type="float" office:value="0.31793622" calcext:value-type="float">
            <text:p>0,31793622</text:p>
          </table:table-cell>
          <table:table-cell table:formula="of:=[$Sheet2.I3]/1000000" office:value-type="float" office:value="0.32732002" calcext:value-type="float">
            <text:p>0,32732002</text:p>
          </table:table-cell>
          <table:table-cell table:formula="of:=[$Sheet2.J3]/1000000" office:value-type="float" office:value="0.34328697" calcext:value-type="float">
            <text:p>0,34328697</text:p>
          </table:table-cell>
          <table:table-cell table:formula="of:=[$Sheet2.K3]/1000000" office:value-type="float" office:value="0.35949331" calcext:value-type="float">
            <text:p>0,35949331</text:p>
          </table:table-cell>
          <table:table-cell table:formula="of:=[$Sheet2.L3]/1000000" office:value-type="float" office:value="0.66676697" calcext:value-type="float">
            <text:p>0,66676697</text:p>
          </table:table-cell>
          <table:table-cell table:formula="of:=[$Sheet2.M3]/1000000" office:value-type="float" office:value="0.87353732" calcext:value-type="float">
            <text:p>0,87353732</text:p>
          </table:table-cell>
          <table:table-cell table:formula="of:=[$Sheet2.N3]/1000000" office:value-type="float" office:value="1.53053771" calcext:value-type="float">
            <text:p>1,53053771</text:p>
          </table:table-cell>
          <table:table-cell table:formula="of:=[$Sheet2.O3]/1000000" office:value-type="float" office:value="3.00270844" calcext:value-type="float">
            <text:p>3,00270844</text:p>
          </table:table-cell>
          <table:table-cell table:formula="of:=[$Sheet2.P3]/1000000" office:value-type="float" office:value="6.55626543" calcext:value-type="float">
            <text:p>6,55626543</text:p>
          </table:table-cell>
          <table:table-cell table:formula="of:=[$Sheet2.Q3]/1000000" office:value-type="float" office:value="12.64373143" calcext:value-type="float">
            <text:p>12,64373143</text:p>
          </table:table-cell>
        </table:table-row>
        <table:table-row table:style-name="ro1">
          <table:table-cell table:formula="of:=[$Sheet2.A4]/1000000" office:value-type="float" office:value="0.33447559" calcext:value-type="float">
            <text:p>0,33447559</text:p>
          </table:table-cell>
          <table:table-cell table:formula="of:=[$Sheet2.B4]/1000000" office:value-type="float" office:value="0.33104289" calcext:value-type="float">
            <text:p>0,33104289</text:p>
          </table:table-cell>
          <table:table-cell table:formula="of:=[$Sheet2.C4]/1000000" office:value-type="float" office:value="0.3198481" calcext:value-type="float">
            <text:p>0,3198481</text:p>
          </table:table-cell>
          <table:table-cell table:formula="of:=[$Sheet2.D4]/1000000" office:value-type="float" office:value="0.29912751" calcext:value-type="float">
            <text:p>0,29912751</text:p>
          </table:table-cell>
          <table:table-cell table:formula="of:=[$Sheet2.E4]/1000000" office:value-type="float" office:value="0.32096635" calcext:value-type="float">
            <text:p>0,32096635</text:p>
          </table:table-cell>
          <table:table-cell table:formula="of:=[$Sheet2.F4]/1000000" office:value-type="float" office:value="0.2947249" calcext:value-type="float">
            <text:p>0,2947249</text:p>
          </table:table-cell>
          <table:table-cell table:formula="of:=[$Sheet2.G4]/1000000" office:value-type="float" office:value="0.30680895" calcext:value-type="float">
            <text:p>0,30680895</text:p>
          </table:table-cell>
          <table:table-cell table:formula="of:=[$Sheet2.H4]/1000000" office:value-type="float" office:value="0.31465468" calcext:value-type="float">
            <text:p>0,31465468</text:p>
          </table:table-cell>
          <table:table-cell table:formula="of:=[$Sheet2.I4]/1000000" office:value-type="float" office:value="0.32394507" calcext:value-type="float">
            <text:p>0,32394507</text:p>
          </table:table-cell>
          <table:table-cell table:formula="of:=[$Sheet2.J4]/1000000" office:value-type="float" office:value="0.33886108" calcext:value-type="float">
            <text:p>0,33886108</text:p>
          </table:table-cell>
          <table:table-cell table:formula="of:=[$Sheet2.K4]/1000000" office:value-type="float" office:value="0.35510232" calcext:value-type="float">
            <text:p>0,35510232</text:p>
          </table:table-cell>
          <table:table-cell table:formula="of:=[$Sheet2.L4]/1000000" office:value-type="float" office:value="0.46699177" calcext:value-type="float">
            <text:p>0,46699177</text:p>
          </table:table-cell>
          <table:table-cell table:formula="of:=[$Sheet2.M4]/1000000" office:value-type="float" office:value="0.58852881" calcext:value-type="float">
            <text:p>0,58852881</text:p>
          </table:table-cell>
          <table:table-cell table:formula="of:=[$Sheet2.N4]/1000000" office:value-type="float" office:value="1.13093536" calcext:value-type="float">
            <text:p>1,13093536</text:p>
          </table:table-cell>
          <table:table-cell table:formula="of:=[$Sheet2.O4]/1000000" office:value-type="float" office:value="2.40687309" calcext:value-type="float">
            <text:p>2,40687309</text:p>
          </table:table-cell>
          <table:table-cell table:formula="of:=[$Sheet2.P4]/1000000" office:value-type="float" office:value="5.44881464" calcext:value-type="float">
            <text:p>5,44881464</text:p>
          </table:table-cell>
          <table:table-cell table:formula="of:=[$Sheet2.Q4]/1000000" office:value-type="float" office:value="11.07169284" calcext:value-type="float">
            <text:p>11,07169284</text:p>
          </table:table-cell>
        </table:table-row>
        <table:table-row table:style-name="ro1">
          <table:table-cell table:formula="of:=[$Sheet2.A5]/1000000" office:value-type="float" office:value="0.53145247" calcext:value-type="float">
            <text:p>0,53145247</text:p>
          </table:table-cell>
          <table:table-cell table:formula="of:=[$Sheet2.B5]/1000000" office:value-type="float" office:value="0.34842046" calcext:value-type="float">
            <text:p>0,34842046</text:p>
          </table:table-cell>
          <table:table-cell table:formula="of:=[$Sheet2.C5]/1000000" office:value-type="float" office:value="0.34307993" calcext:value-type="float">
            <text:p>0,34307993</text:p>
          </table:table-cell>
          <table:table-cell table:formula="of:=[$Sheet2.D5]/1000000" office:value-type="float" office:value="0.31559408" calcext:value-type="float">
            <text:p>0,31559408</text:p>
          </table:table-cell>
          <table:table-cell table:formula="of:=[$Sheet2.E5]/1000000" office:value-type="float" office:value="0.34079071" calcext:value-type="float">
            <text:p>0,34079071</text:p>
          </table:table-cell>
          <table:table-cell table:formula="of:=[$Sheet2.F5]/1000000" office:value-type="float" office:value="0.30942508" calcext:value-type="float">
            <text:p>0,30942508</text:p>
          </table:table-cell>
          <table:table-cell table:formula="of:=[$Sheet2.G5]/1000000" office:value-type="float" office:value="0.31422473" calcext:value-type="float">
            <text:p>0,31422473</text:p>
          </table:table-cell>
          <table:table-cell table:formula="of:=[$Sheet2.H5]/1000000" office:value-type="float" office:value="0.32121776" calcext:value-type="float">
            <text:p>0,32121776</text:p>
          </table:table-cell>
          <table:table-cell table:formula="of:=[$Sheet2.I5]/1000000" office:value-type="float" office:value="0.33069496" calcext:value-type="float">
            <text:p>0,33069496</text:p>
          </table:table-cell>
          <table:table-cell table:formula="of:=[$Sheet2.J5]/1000000" office:value-type="float" office:value="0.34771286" calcext:value-type="float">
            <text:p>0,34771286</text:p>
          </table:table-cell>
          <table:table-cell table:formula="of:=[$Sheet2.K5]/1000000" office:value-type="float" office:value="0.3638843" calcext:value-type="float">
            <text:p>0,3638843</text:p>
          </table:table-cell>
          <table:table-cell table:formula="of:=[$Sheet2.L5]/1000000" office:value-type="float" office:value="0.86654217" calcext:value-type="float">
            <text:p>0,86654217</text:p>
          </table:table-cell>
          <table:table-cell table:formula="of:=[$Sheet2.M5]/1000000" office:value-type="float" office:value="1.15854584" calcext:value-type="float">
            <text:p>1,15854584</text:p>
          </table:table-cell>
          <table:table-cell table:formula="of:=[$Sheet2.N5]/1000000" office:value-type="float" office:value="1.93014005" calcext:value-type="float">
            <text:p>1,93014005</text:p>
          </table:table-cell>
          <table:table-cell table:formula="of:=[$Sheet2.O5]/1000000" office:value-type="float" office:value="3.59854378" calcext:value-type="float">
            <text:p>3,59854378</text:p>
          </table:table-cell>
          <table:table-cell table:formula="of:=[$Sheet2.P5]/1000000" office:value-type="float" office:value="7.66371622" calcext:value-type="float">
            <text:p>7,66371622</text:p>
          </table:table-cell>
          <table:table-cell table:formula="of:=[$Sheet2.Q5]/1000000" office:value-type="float" office:value="14.21577002" calcext:value-type="float">
            <text:p>14,21577002</text:p>
          </table:table-cell>
        </table:table-row>
      </table:table>
      <table:table table:name="Sheet2" table:style-name="ta1">
        <table:table-column table:style-name="co5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964.03" calcext:value-type="float">
            <text:p>432964,03</text:p>
          </table:table-cell>
          <table:table-cell office:value-type="float" office:value="339731.67" calcext:value-type="float">
            <text:p>339731,67</text:p>
          </table:table-cell>
          <table:table-cell office:value-type="float" office:value="331464.02" calcext:value-type="float">
            <text:p>331464,02</text:p>
          </table:table-cell>
          <table:table-cell office:value-type="float" office:value="307360.8" calcext:value-type="float">
            <text:p>307360,8</text:p>
          </table:table-cell>
          <table:table-cell office:value-type="float" office:value="330878.53" calcext:value-type="float">
            <text:p>330878,53</text:p>
          </table:table-cell>
          <table:table-cell office:value-type="float" office:value="302074.99" calcext:value-type="float">
            <text:p>302074,99</text:p>
          </table:table-cell>
          <table:table-cell office:value-type="float" office:value="310516.84" calcext:value-type="float">
            <text:p>310516,84</text:p>
          </table:table-cell>
          <table:table-cell office:value-type="float" office:value="317936.22" calcext:value-type="float">
            <text:p>317936,22</text:p>
          </table:table-cell>
          <table:table-cell office:value-type="float" office:value="327320.02" calcext:value-type="float">
            <text:p>327320,02</text:p>
          </table:table-cell>
          <table:table-cell office:value-type="float" office:value="343286.97" calcext:value-type="float">
            <text:p>343286,97</text:p>
          </table:table-cell>
          <table:table-cell office:value-type="float" office:value="359493.31" calcext:value-type="float">
            <text:p>359493,31</text:p>
          </table:table-cell>
          <table:table-cell office:value-type="float" office:value="666766.97" calcext:value-type="float">
            <text:p>666766,97</text:p>
          </table:table-cell>
          <table:table-cell office:value-type="float" office:value="873537.32" calcext:value-type="float">
            <text:p>873537,32</text:p>
          </table:table-cell>
          <table:table-cell office:value-type="float" office:value="1530537.71" calcext:value-type="float">
            <text:p>1530537,71</text:p>
          </table:table-cell>
          <table:table-cell office:value-type="float" office:value="3002708.44" calcext:value-type="float">
            <text:p>3002708,44</text:p>
          </table:table-cell>
          <table:table-cell office:value-type="float" office:value="6556265.43" calcext:value-type="float">
            <text:p>6556265,43</text:p>
          </table:table-cell>
          <table:table-cell office:value-type="float" office:value="12643731.43" calcext:value-type="float">
            <text:p>12643731,43</text:p>
          </table:table-cell>
        </table:table-row>
        <table:table-row table:style-name="ro1">
          <table:table-cell office:value-type="float" office:value="334475.59" calcext:value-type="float">
            <text:p>334475,59</text:p>
          </table:table-cell>
          <table:table-cell office:value-type="float" office:value="331042.89" calcext:value-type="float">
            <text:p>331042,89</text:p>
          </table:table-cell>
          <table:table-cell office:value-type="float" office:value="319848.1" calcext:value-type="float">
            <text:p>319848,1</text:p>
          </table:table-cell>
          <table:table-cell office:value-type="float" office:value="299127.51" calcext:value-type="float">
            <text:p>299127,51</text:p>
          </table:table-cell>
          <table:table-cell office:value-type="float" office:value="320966.35" calcext:value-type="float">
            <text:p>320966,35</text:p>
          </table:table-cell>
          <table:table-cell office:value-type="float" office:value="294724.9" calcext:value-type="float">
            <text:p>294724,9</text:p>
          </table:table-cell>
          <table:table-cell office:value-type="float" office:value="306808.95" calcext:value-type="float">
            <text:p>306808,95</text:p>
          </table:table-cell>
          <table:table-cell office:value-type="float" office:value="314654.68" calcext:value-type="float">
            <text:p>314654,68</text:p>
          </table:table-cell>
          <table:table-cell office:value-type="float" office:value="323945.07" calcext:value-type="float">
            <text:p>323945,07</text:p>
          </table:table-cell>
          <table:table-cell office:value-type="float" office:value="338861.08" calcext:value-type="float">
            <text:p>338861,08</text:p>
          </table:table-cell>
          <table:table-cell office:value-type="float" office:value="355102.32" calcext:value-type="float">
            <text:p>355102,32</text:p>
          </table:table-cell>
          <table:table-cell office:value-type="float" office:value="466991.77" calcext:value-type="float">
            <text:p>466991,77</text:p>
          </table:table-cell>
          <table:table-cell office:value-type="float" office:value="588528.81" calcext:value-type="float">
            <text:p>588528,81</text:p>
          </table:table-cell>
          <table:table-cell office:value-type="float" office:value="1130935.36" calcext:value-type="float">
            <text:p>1130935,36</text:p>
          </table:table-cell>
          <table:table-cell office:value-type="float" office:value="2406873.09" calcext:value-type="float">
            <text:p>2406873,09</text:p>
          </table:table-cell>
          <table:table-cell office:value-type="float" office:value="5448814.64" calcext:value-type="float">
            <text:p>5448814,64</text:p>
          </table:table-cell>
          <table:table-cell office:value-type="float" office:value="11071692.84" calcext:value-type="float">
            <text:p>11071692,84</text:p>
          </table:table-cell>
        </table:table-row>
        <table:table-row table:style-name="ro1">
          <table:table-cell office:value-type="float" office:value="531452.47" calcext:value-type="float">
            <text:p>531452,47</text:p>
          </table:table-cell>
          <table:table-cell office:value-type="float" office:value="348420.46" calcext:value-type="float">
            <text:p>348420,46</text:p>
          </table:table-cell>
          <table:table-cell office:value-type="float" office:value="343079.93" calcext:value-type="float">
            <text:p>343079,93</text:p>
          </table:table-cell>
          <table:table-cell office:value-type="float" office:value="315594.08" calcext:value-type="float">
            <text:p>315594,08</text:p>
          </table:table-cell>
          <table:table-cell office:value-type="float" office:value="340790.71" calcext:value-type="float">
            <text:p>340790,71</text:p>
          </table:table-cell>
          <table:table-cell office:value-type="float" office:value="309425.08" calcext:value-type="float">
            <text:p>309425,08</text:p>
          </table:table-cell>
          <table:table-cell office:value-type="float" office:value="314224.73" calcext:value-type="float">
            <text:p>314224,73</text:p>
          </table:table-cell>
          <table:table-cell office:value-type="float" office:value="321217.76" calcext:value-type="float">
            <text:p>321217,76</text:p>
          </table:table-cell>
          <table:table-cell office:value-type="float" office:value="330694.96" calcext:value-type="float">
            <text:p>330694,96</text:p>
          </table:table-cell>
          <table:table-cell office:value-type="float" office:value="347712.86" calcext:value-type="float">
            <text:p>347712,86</text:p>
          </table:table-cell>
          <table:table-cell office:value-type="float" office:value="363884.3" calcext:value-type="float">
            <text:p>363884,3</text:p>
          </table:table-cell>
          <table:table-cell office:value-type="float" office:value="866542.17" calcext:value-type="float">
            <text:p>866542,17</text:p>
          </table:table-cell>
          <table:table-cell office:value-type="float" office:value="1158545.84" calcext:value-type="float">
            <text:p>1158545,84</text:p>
          </table:table-cell>
          <table:table-cell office:value-type="float" office:value="1930140.05" calcext:value-type="float">
            <text:p>1930140,05</text:p>
          </table:table-cell>
          <table:table-cell office:value-type="float" office:value="3598543.78" calcext:value-type="float">
            <text:p>3598543,78</text:p>
          </table:table-cell>
          <table:table-cell office:value-type="float" office:value="7663716.22" calcext:value-type="float">
            <text:p>7663716,22</text:p>
          </table:table-cell>
          <table:table-cell office:value-type="float" office:value="14215770.02" calcext:value-type="float">
            <text:p>1421577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04:37:00.5912862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06:39:20.578306096</dc:date>
    <meta:editing-duration>PT2H17M53S</meta:editing-duration>
    <meta:editing-cycles>5</meta:editing-cycles>
    <meta:generator>LibreOffice/6.0.7.3$Linux_X86_64 LibreOffice_project/00m0$Build-3</meta:generator>
    <meta:document-statistic meta:table-count="2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ooo.A5:ooo.Q5" chart:error-lower-range="ooo.A4:ooo.Q4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origin="0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oo.A5:ooo.Q5" chart:error-lower-range="ooo.A4:ooo.Q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ooo.A5:ooo.Q5" chart:error-lower-range="ooo.A4:ooo.Q4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5cm" svg:height="14.796cm" xlink:href=".." xlink:type="simple" chart:class="chart:line" chart:style-name="ch1">
        <chart:title svg:x="12.933cm" svg:y="0.43cm" chart:style-name="ch2">
          <text:p>RTT - 1.000 interações</text:p>
        </chart:title>
        <chart:subtitle svg:x="9.01cm" svg:y="1.822cm" chart:style-name="ch3">
          <text:p>2 clientes TCP, 1 servidor TCP concorrente, 100Mbps (Java)</text:p>
        </chart:subtitle>
        <chart:plot-area chart:style-name="ch4" table:cell-range-address="ooo.A2:ooo.Q3" chart:data-source-has-labels="row" svg:x="1.881cm" svg:y="3.018cm" svg:width="30.018cm" svg:height="10.283cm">
          <chartooo:coordinate-region svg:x="2.502cm" svg:y="3.217cm" svg:width="29.157cm" svg:height="9.331cm"/>
          <chart:axis chart:dimension="x" chart:name="primary-x" chart:style-name="ch5" chartooo:axis-type="auto">
            <chartooo:date-scale/>
            <chart:title svg:x="12.812cm" svg:y="13.597cm" chart:style-name="ch6">
              <text:p>Tamanho da mensagem - 2⁰ ... 2¹⁶ bytes</text:p>
            </chart:title>
            <chart:categories table:cell-range-address="ooo.A2:ooo.Q2"/>
          </chart:axis>
          <chart:axis chart:dimension="y" chart:name="primary-y" chart:style-name="ch7">
            <chart:title svg:x="0.451cm" svg:y="9.195cm" chart:style-name="ch8">
              <text:p>RTT (ms)</text:p>
            </chart:title>
            <chart:grid chart:style-name="ch9" chart:class="major"/>
          </chart:axis>
          <chart:series chart:style-name="ch10" chart:values-cell-range-address="ooo.A3:ooo.Q3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oo.A2:ooo.Q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43296403">
                <text:p>0.43296403</text:p>
                <draw:g>
                  <svg:desc>ooo.A3:ooo.Q3</svg:desc>
                </draw:g>
              </table:table-cell>
              <table:table-cell office:value-type="float" office:value="0.33973167">
                <text:p>0.33973167</text:p>
              </table:table-cell>
              <table:table-cell office:value-type="float" office:value="0.33146402">
                <text:p>0.33146402</text:p>
              </table:table-cell>
              <table:table-cell office:value-type="float" office:value="0.3073608">
                <text:p>0.3073608</text:p>
              </table:table-cell>
              <table:table-cell office:value-type="float" office:value="0.33087853">
                <text:p>0.33087853</text:p>
              </table:table-cell>
              <table:table-cell office:value-type="float" office:value="0.30207499">
                <text:p>0.30207499</text:p>
              </table:table-cell>
              <table:table-cell office:value-type="float" office:value="0.31051684">
                <text:p>0.31051684</text:p>
              </table:table-cell>
              <table:table-cell office:value-type="float" office:value="0.31793622">
                <text:p>0.31793622</text:p>
              </table:table-cell>
              <table:table-cell office:value-type="float" office:value="0.32732002">
                <text:p>0.32732002</text:p>
              </table:table-cell>
              <table:table-cell office:value-type="float" office:value="0.34328697">
                <text:p>0.34328697</text:p>
              </table:table-cell>
              <table:table-cell office:value-type="float" office:value="0.35949331">
                <text:p>0.35949331</text:p>
              </table:table-cell>
              <table:table-cell office:value-type="float" office:value="0.66676697">
                <text:p>0.66676697</text:p>
              </table:table-cell>
              <table:table-cell office:value-type="float" office:value="0.87353732">
                <text:p>0.87353732</text:p>
              </table:table-cell>
              <table:table-cell office:value-type="float" office:value="1.53053771">
                <text:p>1.53053771</text:p>
              </table:table-cell>
              <table:table-cell office:value-type="float" office:value="3.00270844">
                <text:p>3.00270844</text:p>
              </table:table-cell>
              <table:table-cell office:value-type="float" office:value="6.55626543">
                <text:p>6.55626543</text:p>
              </table:table-cell>
              <table:table-cell office:value-type="float" office:value="12.64373143">
                <text:p>12.6437314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53145247">
                <text:p>0.53145247</text:p>
                <draw:g>
                  <svg:desc>ooo.A5:ooo.Q5</svg:desc>
                </draw:g>
              </table:table-cell>
              <table:table-cell office:value-type="float" office:value="0.34842046">
                <text:p>0.34842046</text:p>
              </table:table-cell>
              <table:table-cell office:value-type="float" office:value="0.34307993">
                <text:p>0.34307993</text:p>
              </table:table-cell>
              <table:table-cell office:value-type="float" office:value="0.31559408">
                <text:p>0.31559408</text:p>
              </table:table-cell>
              <table:table-cell office:value-type="float" office:value="0.34079071">
                <text:p>0.34079071</text:p>
              </table:table-cell>
              <table:table-cell office:value-type="float" office:value="0.30942508">
                <text:p>0.30942508</text:p>
              </table:table-cell>
              <table:table-cell office:value-type="float" office:value="0.31422473">
                <text:p>0.31422473</text:p>
              </table:table-cell>
              <table:table-cell office:value-type="float" office:value="0.32121776">
                <text:p>0.32121776</text:p>
              </table:table-cell>
              <table:table-cell office:value-type="float" office:value="0.33069496">
                <text:p>0.33069496</text:p>
              </table:table-cell>
              <table:table-cell office:value-type="float" office:value="0.34771286">
                <text:p>0.34771286</text:p>
              </table:table-cell>
              <table:table-cell office:value-type="float" office:value="0.3638843">
                <text:p>0.3638843</text:p>
              </table:table-cell>
              <table:table-cell office:value-type="float" office:value="0.86654217">
                <text:p>0.86654217</text:p>
              </table:table-cell>
              <table:table-cell office:value-type="float" office:value="1.15854584">
                <text:p>1.15854584</text:p>
              </table:table-cell>
              <table:table-cell office:value-type="float" office:value="1.93014005">
                <text:p>1.93014005</text:p>
              </table:table-cell>
              <table:table-cell office:value-type="float" office:value="3.59854378">
                <text:p>3.59854378</text:p>
              </table:table-cell>
              <table:table-cell office:value-type="float" office:value="7.66371622">
                <text:p>7.66371622</text:p>
              </table:table-cell>
              <table:table-cell office:value-type="float" office:value="14.21577002">
                <text:p>14.2157700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33447559">
                <text:p>0.33447559</text:p>
                <draw:g>
                  <svg:desc>ooo.A4:ooo.Q4</svg:desc>
                </draw:g>
              </table:table-cell>
              <table:table-cell office:value-type="float" office:value="0.33104289">
                <text:p>0.33104289</text:p>
              </table:table-cell>
              <table:table-cell office:value-type="float" office:value="0.3198481">
                <text:p>0.3198481</text:p>
              </table:table-cell>
              <table:table-cell office:value-type="float" office:value="0.29912751">
                <text:p>0.29912751</text:p>
              </table:table-cell>
              <table:table-cell office:value-type="float" office:value="0.32096635">
                <text:p>0.32096635</text:p>
              </table:table-cell>
              <table:table-cell office:value-type="float" office:value="0.2947249">
                <text:p>0.2947249</text:p>
              </table:table-cell>
              <table:table-cell office:value-type="float" office:value="0.30680895">
                <text:p>0.30680895</text:p>
              </table:table-cell>
              <table:table-cell office:value-type="float" office:value="0.31465468">
                <text:p>0.31465468</text:p>
              </table:table-cell>
              <table:table-cell office:value-type="float" office:value="0.32394507">
                <text:p>0.32394507</text:p>
              </table:table-cell>
              <table:table-cell office:value-type="float" office:value="0.33886108">
                <text:p>0.33886108</text:p>
              </table:table-cell>
              <table:table-cell office:value-type="float" office:value="0.35510232">
                <text:p>0.35510232</text:p>
              </table:table-cell>
              <table:table-cell office:value-type="float" office:value="0.46699177">
                <text:p>0.46699177</text:p>
              </table:table-cell>
              <table:table-cell office:value-type="float" office:value="0.58852881">
                <text:p>0.58852881</text:p>
              </table:table-cell>
              <table:table-cell office:value-type="float" office:value="1.13093536">
                <text:p>1.13093536</text:p>
              </table:table-cell>
              <table:table-cell office:value-type="float" office:value="2.40687309">
                <text:p>2.40687309</text:p>
              </table:table-cell>
              <table:table-cell office:value-type="float" office:value="5.44881464">
                <text:p>5.44881464</text:p>
              </table:table-cell>
              <table:table-cell office:value-type="float" office:value="11.07169284">
                <text:p>11.07169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